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draw:fill="solid" draw:fill-color="#eeeeee" draw:fill-image-width="0cm" draw:fill-image-height="0cm"/>
    </style:style>
    <style:style style:name="gr1" style:family="graphic" style:parent-style-name="standard">
      <style:graphic-properties draw:textarea-horizontal-align="justify" draw:textarea-vertical-align="middle" draw:auto-grow-height="false" fo:min-height="1.104cm" fo:min-width="2.854cm"/>
    </style:style>
    <style:style style:name="gr2" style:family="graphic" style:parent-style-name="standard">
      <style:graphic-properties draw:textarea-horizontal-align="justify" draw:textarea-vertical-align="middle" draw:auto-grow-height="false" fo:min-height="1.104cm" fo:min-width="2.854cm" fo:wrap-option="wrap"/>
    </style:style>
    <style:style style:name="gr3" style:family="graphic" style:parent-style-name="standard">
      <style:graphic-properties draw:textarea-horizontal-align="justify" draw:textarea-vertical-align="middle" draw:auto-grow-height="false" fo:min-height="1.356cm" fo:min-width="3.265cm" fo:wrap-option="wrap"/>
    </style:style>
    <style:style style:name="gr4" style:family="graphic" style:parent-style-name="standard">
      <style:graphic-properties draw:textarea-horizontal-align="justify" draw:textarea-vertical-align="middle" draw:auto-grow-height="false" fo:min-height="1.378cm" fo:min-width="2.824cm" fo:wrap-option="wrap"/>
    </style:style>
    <style:style style:name="gr5" style:family="graphic" style:parent-style-name="standard">
      <style:graphic-properties draw:textarea-horizontal-align="justify" draw:textarea-vertical-align="middle" draw:auto-grow-height="false" fo:min-height="0.458cm" fo:min-width="0.208cm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textarea-horizontal-align="justify" draw:textarea-vertical-align="middle" draw:auto-grow-height="false" fo:min-height="1.29cm" fo:min-width="2.834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1pt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1pt" style:font-size-asian="18pt" style:font-size-complex="18pt"/>
    </style:style>
    <style:style style:name="P5" style:family="paragraph">
      <loext:graphic-properties draw:fill="none" draw:fill-color="#ffffff"/>
    </style:style>
    <style:style style:name="T1" style:family="text">
      <style:text-properties fo:font-size="11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.5cm" svg:height="1.5cm" svg:x="4cm" svg:y="3.5cm">
          <text:p text:style-name="P1"><text:span text:style-name="T1">Manual trigger</text:span></text:p>
          <text:p text:style-name="P1"><text:span text:style-name="T1">(Sandbox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3" draw:id="id3" draw:layer="layout" svg:width="3.5cm" svg:height="1.5cm" svg:x="4cm" svg:y="5.5cm">
          <text:p text:style-name="P1"><text:span text:style-name="T1">Git commit to application repo (Stage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4" draw:id="id4" draw:layer="layout" svg:width="3.5cm" svg:height="1.5cm" svg:x="4cm" svg:y="7.5cm">
          <text:p text:style-name="P1"><text:span text:style-name="T1">Fire deployment job in Jenkins (Prod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6" draw:id="id6" draw:layer="layout" svg:width="3.5cm" svg:height="1.5cm" svg:x="8.784cm" svg:y="5.497cm">
          <text:p text:style-name="P1"><text:span text:style-name="T1">Jenkins fires nubis-builder to build app A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5" draw:id="id5" draw:layer="layout" svg:width="3.5cm" svg:height="1.5cm" svg:x="13.982cm" svg:y="5.497cm">
          <text:p text:style-name="P1"><text:span text:style-name="T1">nubis-builder gets latest nubis-base A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7" draw:id="id7" draw:layer="layout" svg:width="3.5cm" svg:height="1.5cm" svg:x="4.104cm" svg:y="11.692cm">
          <text:p text:style-name="P1"><text:span text:style-name="T1">Packer boots instance using nubis-base A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xml:id="id8" draw:id="id8" draw:layer="layout" svg:width="3.937cm" svg:height="1.778cm" svg:x="8.883cm" svg:y="11.557cm">
          <text:p text:style-name="P1"><text:span text:style-name="T1">Packer runs puppet masterless to configure instanc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9" draw:id="id9" draw:layer="layout" svg:width="3.5cm" svg:height="1.5cm" svg:x="14.081cm" svg:y="11.692cm">
          <text:p text:style-name="P1"><text:span text:style-name="T1">Packer creates application AMI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xml:id="id10" draw:id="id10" draw:layer="layout" svg:width="3.5cm" svg:height="1.5cm" svg:x="3.977cm" svg:y="15.502cm">
          <text:p text:style-name="P1"><text:span text:style-name="T1">Manual trigger</text:span></text:p>
          <text:p text:style-name="P1"><text:span text:style-name="T1">(Sandbox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11" draw:id="id11" draw:layer="layout" svg:width="3.5cm" svg:height="1.804cm" svg:x="3.977cm" svg:y="17.484cm">
          <text:p text:style-name="P1"><text:span text:style-name="T1">Jenkens deploys on successful build (Stage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2" draw:id="id12" draw:layer="layout" svg:width="3.5cm" svg:height="1.5cm" svg:x="8.93cm" svg:y="17.637cm">
          <text:p text:style-name="P1"><text:span text:style-name="T1">Terraform updates deploymen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xml:id="id13" draw:id="id13" draw:layer="layout" svg:width="3.5cm" svg:height="1.5cm" svg:x="13.502cm" svg:y="17.637cm">
          <text:p text:style-name="P1"><text:span text:style-name="T1">Jenkins runs tests (Stage &amp; Prod Only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xml:id="id1" draw:id="id1" draw:layer="layout" svg:width="1cm" svg:height="1cm" svg:x="1.581cm" svg:y="5.7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1" xml:id="id14" draw:id="id14" draw:layer="layout" svg:width="1cm" svg:height="1cm" svg:x="18.277cm" svg:y="17.8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3" draw:layer="layout" draw:line-skew="-0.161cm" svg:x1="2.435cm" svg:y1="5.897cm" svg:x2="4cm" svg:y2="4.25cm" draw:start-shape="id1" draw:start-glue-point="11" draw:end-shape="id2" draw:end-glue-point="3" svg:d="M2435 5897h695v-1647h870" svg:viewBox="0 0 1566 1648">
          <text:p/>
        </draw:connector>
        <draw:connector draw:style-name="gr6" draw:text-style-name="P3" draw:layer="layout" svg:x1="2.581cm" svg:y1="6.251cm" svg:x2="4cm" svg:y2="6.25cm" draw:start-shape="id1" draw:start-glue-point="10" draw:end-shape="id3" draw:end-glue-point="3" svg:d="M2581 6251h710v-1h709" svg:viewBox="0 0 1420 2">
          <text:p/>
        </draw:connector>
        <draw:connector draw:style-name="gr6" draw:text-style-name="P3" draw:layer="layout" draw:line-skew="-0.161cm" svg:x1="2.435cm" svg:y1="6.605cm" svg:x2="4cm" svg:y2="8.25cm" draw:start-shape="id1" draw:start-glue-point="9" draw:end-shape="id4" draw:end-glue-point="3" svg:d="M2435 6605h695v1645h870" svg:viewBox="0 0 1566 1646">
          <text:p/>
        </draw:connector>
        <draw:connector draw:style-name="gr6" draw:text-style-name="P3" draw:layer="layout" svg:x1="7.5cm" svg:y1="4.25cm" svg:x2="15.732cm" svg:y2="5.497cm" draw:start-shape="id2" draw:start-glue-point="1" draw:end-shape="id5" draw:end-glue-point="0" svg:d="M7500 4250h8232v1247" svg:viewBox="0 0 8233 1248">
          <text:p/>
        </draw:connector>
        <draw:connector draw:style-name="gr6" draw:text-style-name="P3" draw:layer="layout" svg:x1="7.5cm" svg:y1="6.25cm" svg:x2="8.784cm" svg:y2="6.247cm" draw:start-shape="id3" draw:start-glue-point="1" draw:end-shape="id6" svg:d="M7500 6250h643v-3h641" svg:viewBox="0 0 1285 4">
          <text:p/>
        </draw:connector>
        <draw:connector draw:style-name="gr6" draw:text-style-name="P3" draw:layer="layout" svg:x1="12.284cm" svg:y1="6.247cm" svg:x2="13.982cm" svg:y2="6.247cm" draw:start-shape="id6" draw:start-glue-point="1" draw:end-shape="id5" draw:end-glue-point="3" svg:d="M12284 6247h1698" svg:viewBox="0 0 1699 1">
          <text:p/>
        </draw:connector>
        <draw:connector draw:style-name="gr6" draw:text-style-name="P3" draw:layer="layout" draw:line-skew="0.415cm 1.156cm -0.721cm" svg:x1="17.482cm" svg:y1="6.247cm" svg:x2="4.104cm" svg:y2="12.442cm" draw:start-shape="id5" draw:start-glue-point="1" draw:end-shape="id7" draw:end-glue-point="3" svg:d="M17482 6247h917v4254h-15517v1941h1222" svg:viewBox="0 0 15518 6196">
          <text:p/>
        </draw:connector>
        <draw:connector draw:style-name="gr6" draw:text-style-name="P3" draw:layer="layout" svg:x1="7.604cm" svg:y1="12.442cm" svg:x2="8.883cm" svg:y2="12.446cm" draw:start-shape="id7" draw:start-glue-point="1" draw:end-shape="id8" draw:end-glue-point="3" svg:d="M7604 12442h640v4h639" svg:viewBox="0 0 1280 5">
          <text:p/>
        </draw:connector>
        <draw:connector draw:style-name="gr6" draw:text-style-name="P3" draw:layer="layout" svg:x1="12.82cm" svg:y1="12.446cm" svg:x2="14.081cm" svg:y2="12.442cm" draw:start-shape="id8" draw:start-glue-point="1" draw:end-shape="id9" draw:end-glue-point="3" svg:d="M12820 12446h631v-4h630" svg:viewBox="0 0 1262 5">
          <text:p/>
        </draw:connector>
        <draw:connector draw:style-name="gr6" draw:text-style-name="P3" draw:layer="layout" draw:line-skew="0.316cm 0cm -0.721cm" svg:x1="17.581cm" svg:y1="12.442cm" svg:x2="3.977cm" svg:y2="16.252cm" draw:start-shape="id9" draw:start-glue-point="1" draw:end-shape="id10" draw:end-glue-point="3" svg:d="M17581 12442h818v1906h-15644v1904h1222" svg:viewBox="0 0 15645 3811">
          <text:p/>
        </draw:connector>
        <draw:connector draw:style-name="gr6" draw:text-style-name="P3" draw:layer="layout" draw:line-skew="0.316cm -0.991cm -0.721cm" svg:x1="17.581cm" svg:y1="12.442cm" svg:x2="3.977cm" svg:y2="18.386cm" draw:start-shape="id9" draw:start-glue-point="1" draw:end-shape="id11" draw:end-glue-point="3" svg:d="M17581 12442h818v1906h-15644v4038h1222" svg:viewBox="0 0 15645 5945">
          <text:p/>
        </draw:connector>
        <draw:connector draw:style-name="gr6" draw:text-style-name="P3" draw:layer="layout" svg:x1="7.477cm" svg:y1="18.386cm" svg:x2="8.93cm" svg:y2="18.387cm" draw:start-shape="id11" draw:start-glue-point="1" draw:end-shape="id12" draw:end-glue-point="3" svg:d="M7477 18386h727v1h726" svg:viewBox="0 0 1454 2">
          <text:p/>
        </draw:connector>
        <draw:connector draw:style-name="gr6" draw:text-style-name="P3" draw:layer="layout" svg:x1="12.43cm" svg:y1="18.387cm" svg:x2="13.502cm" svg:y2="18.387cm" draw:start-shape="id12" draw:start-glue-point="1" draw:end-shape="id13" draw:end-glue-point="3" svg:d="M12430 18387h1072" svg:viewBox="0 0 1073 1">
          <text:p/>
        </draw:connector>
        <draw:connector draw:style-name="gr6" draw:text-style-name="P3" draw:layer="layout" svg:x1="17.002cm" svg:y1="18.387cm" svg:x2="18.277cm" svg:y2="18.388cm" draw:start-shape="id13" draw:start-glue-point="1" draw:end-shape="id14" draw:end-glue-point="6" svg:d="M17002 18387h638v1h637" svg:viewBox="0 0 1276 2">
          <text:p/>
        </draw:connector>
        <draw:frame draw:style-name="gr7" draw:text-style-name="P4" draw:layer="layout" svg:width="1.328cm" svg:height="0.683cm" svg:x="1.43cm" svg:y="6.753cm">
          <draw:text-box>
            <text:p><text:span text:style-name="T1">Start</text:span></text:p>
          </draw:text-box>
        </draw:frame>
        <draw:frame draw:style-name="gr7" draw:text-style-name="P4" draw:layer="layout" svg:width="1.535cm" svg:height="0.683cm" svg:x="18.004cm" svg:y="18.894cm">
          <draw:text-box>
            <text:p><text:span text:style-name="T1">Finish</text:span></text:p>
          </draw:text-box>
        </draw:frame>
        <draw:frame draw:style-name="gr8" draw:text-style-name="P5" draw:layer="layout" svg:width="11.682cm" svg:height="0.962cm" svg:x="4.81cm" svg:y="1.562cm">
          <draw:text-box>
            <text:p>Nubis Application Deployment Workflow</text:p>
          </draw:text-box>
        </draw:frame>
        <draw:custom-shape draw:style-name="gr9" draw:text-style-name="P2" xml:id="id15" draw:id="id15" draw:layer="layout" svg:width="3.5cm" svg:height="1.706cm" svg:x="3.94cm" svg:y="19.745cm">
          <text:p text:style-name="P1"><text:span text:style-name="T1">Jenkins gets AMI from latest successful Stage buil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3" draw:layer="layout" draw:line-skew="0.237cm -4.901cm -1.296cm" svg:x1="7.5cm" svg:y1="8.25cm" svg:x2="3.94cm" svg:y2="20.598cm" draw:start-shape="id4" draw:start-glue-point="1" draw:end-shape="id15" draw:end-glue-point="3" svg:d="M7500 8250h739v1222h-6096v11126h1797" svg:viewBox="0 0 6097 12349">
          <text:p/>
        </draw:connector>
        <draw:connector draw:style-name="gr6" draw:text-style-name="P3" draw:layer="layout" svg:x1="7.44cm" svg:y1="20.598cm" svg:x2="10.68cm" svg:y2="19.137cm" draw:start-shape="id15" draw:start-glue-point="1" draw:end-shape="id12" draw:end-glue-point="2" svg:d="M7440 20598h3240v-1461" svg:viewBox="0 0 3241 1462">
          <text:p/>
        </draw:connector>
        <draw:connector draw:style-name="gr6" draw:text-style-name="P3" draw:layer="layout" svg:x1="7.477cm" svg:y1="16.252cm" svg:x2="10.68cm" svg:y2="17.637cm" draw:start-shape="id10" draw:start-glue-point="1" draw:end-shape="id12" draw:end-glue-point="0" svg:d="M7477 16252h3203v1385" svg:viewBox="0 0 3204 138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ndale Sans UI" svg:font-family="'Andale Sans UI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ndale Sans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006cm" fo:page-height="23.495cm" style:print-orientation="portrait"/>
    </style:page-layout>
    <style:style style:name="Mdp1" style:family="drawing-page">
      <style:drawing-page-properties draw:background-size="border" draw:fill="solid" draw:fill-color="#eeeee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18.87</meta:creation-date>
    <meta:editing-duration>PT22M12S</meta:editing-duration>
    <meta:editing-cycles>13</meta:editing-cycles>
    <meta:generator>LibreOffice/5.2.2.2$Linux_X86_64 LibreOffice_project/20m0$Build-2</meta:generator>
    <dc:date>2016-11-22T14:02:13.339721976</dc:date>
    <meta:document-statistic meta:object-count="35"/>
  </office:meta>
</office:document-meta>
</file>